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CMU Typewriter Text" svg:font-family="'CMU Typewriter Text'" style:font-family-generic="modern" style:font-pitch="fixed"/>
    <style:font-face style:name="CMU Concrete" svg:font-family="'CMU Concrete'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5.57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3.399cm"/>
    </style:style>
    <style:style style:name="P1" style:family="paragraph">
      <style:paragraph-properties fo:text-align="center"/>
    </style:style>
    <style:style style:name="P2" style:family="paragraph">
      <style:text-properties style:font-name="CMU Typewriter Text" fo:font-size="16pt" fo:font-weight="bold" style:font-size-asian="16pt" style:font-weight-asian="bold" style:font-size-complex="16pt" style:font-weight-complex="bold"/>
    </style:style>
    <style:style style:name="P3" style:family="paragraph">
      <style:text-properties style:font-name="CMU Typewriter Text" fo:font-size="18pt" fo:font-style="normal" style:font-style-asian="normal" style:font-style-complex="normal"/>
    </style:style>
    <style:style style:name="T1" style:family="text">
      <style:text-properties style:font-name="CMU Typewriter Text" fo:font-size="16pt" fo:font-style="normal" style:font-size-asian="16pt" style:font-style-asian="normal" style:font-size-complex="16pt" style:font-style-complex="normal"/>
    </style:style>
    <style:style style:name="T2" style:family="text">
      <style:text-properties style:font-name="CMU Typewriter Text" fo:font-size="16pt" style:font-size-asian="16pt" style:font-size-complex="16pt"/>
    </style:style>
    <style:style style:name="T3" style:family="text">
      <style:text-properties fo:color="#800000" style:font-name="CMU Typewriter Text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000000" style:font-name="CMU Typewriter Text" fo:font-size="16pt" style:font-size-asian="16pt" style:font-size-complex="16pt"/>
    </style:style>
    <style:style style:name="T5" style:family="text">
      <style:text-properties fo:color="#808030" style:font-name="CMU Typewriter Text" fo:font-size="16pt" style:font-size-asian="16pt" style:font-size-complex="16pt"/>
    </style:style>
    <style:style style:name="T6" style:family="text">
      <style:text-properties fo:color="#0000e6" style:font-name="CMU Typewriter Text" fo:font-size="16pt" style:font-size-asian="16pt" style:font-size-complex="16pt"/>
    </style:style>
    <style:style style:name="T7" style:family="text">
      <style:text-properties fo:color="#e34adc" style:font-name="CMU Typewriter Text" fo:font-size="16pt" style:font-size-asian="16pt" style:font-size-complex="16pt"/>
    </style:style>
    <style:style style:name="T8" style:family="text">
      <style:text-properties fo:color="#008c00" style:font-name="CMU Typewriter Text" fo:font-size="16pt" style:font-size-asian="16pt" style:font-size-complex="16pt"/>
    </style:style>
    <style:style style:name="T9" style:family="text">
      <style:text-properties fo:color="#000000" style:font-name="CMU Typewriter Text" fo:font-size="14pt" fo:font-style="normal" style:font-style-asian="normal" style:font-style-complex="normal"/>
    </style:style>
    <style:style style:name="T10" style:family="text">
      <style:text-properties fo:color="#808030" style:font-name="CMU Typewriter Text" fo:font-size="14pt" fo:font-style="normal" style:font-style-asian="normal" style:font-style-complex="normal"/>
    </style:style>
    <style:style style:name="T11" style:family="text">
      <style:text-properties fo:color="#800080" style:font-name="CMU Typewriter Text" fo:font-size="14pt" fo:font-style="normal" style:font-style-asian="normal" style:font-style-complex="normal"/>
    </style:style>
    <style:style style:name="T12" style:family="text">
      <style:text-properties fo:color="#008c00" style:font-name="CMU Typewriter Text" fo:font-size="14pt" fo:font-style="normal" style:font-style-asian="normal" style:font-style-complex="normal"/>
    </style:style>
    <style:style style:name="T13" style:family="text">
      <style:text-properties fo:color="#0000e6" style:font-name="CMU Typewriter Text" fo:font-size="14pt" fo:font-style="normal" style:font-style-asian="normal" style:font-style-complex="normal"/>
    </style:style>
    <style:style style:name="T14" style:family="text">
      <style:text-properties style:font-name="CMU Typewriter Text" fo:font-size="14pt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98cm" svg:height="13.516cm" svg:x="20.457cm" svg:y="3.28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9.497cm" svg:height="15.998cm" svg:x="0.995cm" svg:y="2.859cm">
          <draw:text-box>
            <text:p><text:span text:style-name="T1">#!/usr/bin/python</text:span></text:p>
            <text:p><text:span text:style-name="T2"/></text:p>
            <text:p><text:span text:style-name="T3">import</text:span><text:span text:style-name="T4"> time</text:span></text:p>
            <text:p><text:span text:style-name="T3">from</text:span><text:span text:style-name="T4"> GNBot</text:span><text:span text:style-name="T5">.</text:span><text:span text:style-name="T4">GNBot </text:span><text:span text:style-name="T3">import</text:span><text:span text:style-name="T4"> GNBot</text:span></text:p>
            <text:p><text:span text:style-name="T2"/></text:p>
            <text:p><text:span text:style-name="T4">gnbot_addresses </text:span><text:span text:style-name="T5">=</text:span><text:span text:style-name="T4"> </text:span><text:span text:style-name="T5">[]</text:span></text:p>
            <text:p><text:span text:style-name="T2"/></text:p>
            <text:p><text:span text:style-name="T3">def</text:span><text:span text:style-name="T4"> gnbot_received_callback</text:span><text:span text:style-name="T5">(</text:span><text:span text:style-name="T4">address</text:span><text:span text:style-name="T5">,</text:span><text:span text:style-name="T4"> received_data</text:span><text:span text:style-name="T5">):</text:span></text:p>
            <text:p><text:span text:style-name="T4"><text:s text:c="8"/></text:span><text:span text:style-name="T3">global</text:span><text:span text:style-name="T4"> gb</text:span><text:span text:style-name="T5">,</text:span><text:span text:style-name="T4"> gnbot_addresses</text:span></text:p>
            <text:p><text:span text:style-name="T4"><text:s text:c="8"/></text:span><text:span text:style-name="T3">if</text:span><text:span text:style-name="T4"> </text:span><text:span text:style-name="T3">not</text:span><text:span text:style-name="T4"> address </text:span><text:span text:style-name="T3">in</text:span><text:span text:style-name="T4"> gnbot_addresses</text:span><text:span text:style-name="T5">:</text:span></text:p>
            <text:p><text:span text:style-name="T4"><text:s text:c="16"/></text:span><text:span text:style-name="T3">print</text:span><text:span text:style-name="T5">(</text:span><text:span text:style-name="T6">"NEW GNBOT ADDED! Addr: "</text:span><text:span text:style-name="T4"> </text:span><text:span text:style-name="T5">+</text:span><text:span text:style-name="T4"> </text:span><text:span text:style-name="T7">repr</text:span><text:span text:style-name="T5">(</text:span><text:span text:style-name="T4">address</text:span><text:span text:style-name="T5">))</text:span></text:p>
            <text:p><text:span text:style-name="T4"><text:s text:c="16"/></text:span><text:span text:style-name="T4">gnbot_addresses</text:span><text:span text:style-name="T5">.</text:span><text:span text:style-name="T4">append</text:span><text:span text:style-name="T5">(</text:span><text:span text:style-name="T4">address</text:span><text:span text:style-name="T5">)</text:span></text:p>
            <text:p><text:span text:style-name="T2"/></text:p>
            <text:p><text:span text:style-name="T4">gb </text:span><text:span text:style-name="T5">=</text:span><text:span text:style-name="T4"> GNBot</text:span><text:span text:style-name="T5">(</text:span><text:span text:style-name="T4">gnbot_received_callback</text:span><text:span text:style-name="T5">,</text:span><text:span text:style-name="T4"> </text:span><text:span text:style-name="T6">'/dev/ttyUSB0'</text:span><text:span text:style-name="T5">,</text:span><text:span text:style-name="T4"> </text:span><text:span text:style-name="T8">9600</text:span><text:span text:style-name="T5">)</text:span></text:p>
            <text:p><text:span text:style-name="T2"/></text:p>
            <text:p><text:span text:style-name="T3">print</text:span><text:span text:style-name="T5">(</text:span><text:span text:style-name="T6">"Waiting for packets..."</text:span><text:span text:style-name="T5">)</text:span></text:p>
            <text:p><text:span text:style-name="T2"/></text:p>
            <text:p><text:span text:style-name="T3">while</text:span><text:span text:style-name="T4"> </text:span><text:span text:style-name="T8">1</text:span><text:span text:style-name="T5">:</text:span></text:p>
            <text:p><text:span text:style-name="T4"><text:s text:c="8"/></text:span><text:span text:style-name="T3">for</text:span><text:span text:style-name="T4"> address </text:span><text:span text:style-name="T3">in</text:span><text:span text:style-name="T4"> gnbot_addresses</text:span><text:span text:style-name="T5">:</text:span></text:p>
            <text:p><text:span text:style-name="T4"><text:s text:c="16"/></text:span><text:span text:style-name="T4">values </text:span><text:span text:style-name="T5">=</text:span><text:span text:style-name="T4"> gb</text:span><text:span text:style-name="T5">.</text:span><text:span text:style-name="T4">createValue</text:span><text:span text:style-name="T5">(</text:span><text:span text:style-name="T6">"motorL"</text:span><text:span text:style-name="T5">,</text:span><text:span text:style-name="T4"> </text:span><text:span text:style-name="T8">10</text:span><text:span text:style-name="T5">)</text:span></text:p>
            <text:p><text:span text:style-name="T4"><text:s text:c="16"/></text:span><text:span text:style-name="T4">values </text:span><text:span text:style-name="T5">+=</text:span><text:span text:style-name="T4"> gb</text:span><text:span text:style-name="T5">.</text:span><text:span text:style-name="T4">createValue</text:span><text:span text:style-name="T5">(</text:span><text:span text:style-name="T6">"motorR"</text:span><text:span text:style-name="T5">,</text:span><text:span text:style-name="T4"> </text:span><text:span text:style-name="T8">10</text:span><text:span text:style-name="T5">)</text:span></text:p>
            <text:p><text:span text:style-name="T4"><text:s text:c="16"/></text:span><text:span text:style-name="T4">values </text:span><text:span text:style-name="T5">+=</text:span><text:span text:style-name="T4"> gb</text:span><text:span text:style-name="T5">.</text:span><text:span text:style-name="T4">createValue</text:span><text:span text:style-name="T5">(</text:span><text:span text:style-name="T6">"delay"</text:span><text:span text:style-name="T5">,</text:span><text:span text:style-name="T4"> </text:span><text:span text:style-name="T8">2000</text:span><text:span text:style-name="T5">)</text:span></text:p>
            <text:p><text:span text:style-name="T4"><text:s text:c="16"/></text:span><text:span text:style-name="T4">values </text:span><text:span text:style-name="T5">+=</text:span><text:span text:style-name="T4"> gb</text:span><text:span text:style-name="T5">.</text:span><text:span text:style-name="T4">createValue</text:span><text:span text:style-name="T5">(</text:span><text:span text:style-name="T6">"motorL"</text:span><text:span text:style-name="T5">,</text:span><text:span text:style-name="T4"> </text:span><text:span text:style-name="T8">0</text:span><text:span text:style-name="T5">)</text:span></text:p>
            <text:p><text:span text:style-name="T4"><text:s text:c="16"/></text:span><text:span text:style-name="T4">values </text:span><text:span text:style-name="T5">+=</text:span><text:span text:style-name="T4"> gb</text:span><text:span text:style-name="T5">.</text:span><text:span text:style-name="T4">createValue</text:span><text:span text:style-name="T5">(</text:span><text:span text:style-name="T6">"motorR"</text:span><text:span text:style-name="T5">,</text:span><text:span text:style-name="T4"> </text:span><text:span text:style-name="T8">0</text:span><text:span text:style-name="T5">)</text:span></text:p>
            <text:p><text:span text:style-name="T4"><text:s text:c="16"/></text:span><text:span text:style-name="T4">gb</text:span><text:span text:style-name="T5">.</text:span><text:span text:style-name="T4">sendPUTcommand</text:span><text:span text:style-name="T5">(</text:span><text:span text:style-name="T4">address</text:span><text:span text:style-name="T5">,</text:span><text:span text:style-name="T4"> values</text:span><text:span text:style-name="T5">)</text:span></text:p>
            <text:p><text:span text:style-name="T4"><text:s text:c="8"/></text:span><text:span text:style-name="T4">time</text:span><text:span text:style-name="T5">.</text:span><text:span text:style-name="T4">sleep</text:span><text:span text:style-name="T5">(</text:span><text:span text:style-name="T8">5</text:span><text:span text:style-name="T5">)</text:span></text:p>
          </draw:text-box>
        </draw:frame>
        <draw:frame draw:style-name="gr3" draw:text-style-name="P3" draw:layer="layout" svg:width="12.413cm" svg:height="14.031cm" svg:x="17.04cm" svg:y="3.284cm">
          <draw:text-box>
            <text:p><text:span text:style-name="T9"><text:s text:c="13"/></text:span><text:span text:style-name="T9">valueTypes </text:span><text:span text:style-name="T10">=</text:span><text:span text:style-name="T9"> </text:span><text:span text:style-name="T11">{</text:span><text:span text:style-name="T9"> </text:span></text:p>
            <text:p><text:span text:style-name="T9"><text:s text:c="15"/></text:span><text:span text:style-name="T12">0</text:span><text:span text:style-name="T9"> <text:s text:c="6"/></text:span><text:span text:style-name="T10">:</text:span><text:span text:style-name="T9"> </text:span><text:span text:style-name="T13">"reserved"</text:span><text:span text:style-name="T10">,</text:span></text:p>
            <text:p><text:span text:style-name="T9"><text:s text:c="15"/></text:span><text:span text:style-name="T12">1</text:span><text:span text:style-name="T9"> <text:s text:c="6"/></text:span><text:span text:style-name="T10">:</text:span><text:span text:style-name="T9"> </text:span><text:span text:style-name="T13">"ledR_PWM"</text:span><text:span text:style-name="T10">,</text:span></text:p>
            <text:p><text:span text:style-name="T9"><text:s text:c="15"/></text:span><text:span text:style-name="T12">2</text:span><text:span text:style-name="T9"> <text:s text:c="6"/></text:span><text:span text:style-name="T10">:</text:span><text:span text:style-name="T9"> </text:span><text:span text:style-name="T13">"ledG_PWM"</text:span><text:span text:style-name="T10">,</text:span></text:p>
            <text:p><text:span text:style-name="T9"><text:s text:c="15"/></text:span><text:span text:style-name="T12">3</text:span><text:span text:style-name="T9"> <text:s text:c="6"/></text:span><text:span text:style-name="T10">:</text:span><text:span text:style-name="T9"> </text:span><text:span text:style-name="T13">"ledB_PWM"</text:span><text:span text:style-name="T10">,</text:span></text:p>
            <text:p><text:span text:style-name="T9"><text:s text:c="15"/></text:span><text:span text:style-name="T12">4</text:span><text:span text:style-name="T9"> <text:s text:c="6"/></text:span><text:span text:style-name="T10">:</text:span><text:span text:style-name="T9"> </text:span><text:span text:style-name="T13">"motorL"</text:span><text:span text:style-name="T10">,</text:span></text:p>
            <text:p><text:span text:style-name="T9"><text:s text:c="15"/></text:span><text:span text:style-name="T12">5</text:span><text:span text:style-name="T9"> <text:s text:c="6"/></text:span><text:span text:style-name="T10">:</text:span><text:span text:style-name="T9"> </text:span><text:span text:style-name="T13">"motorR"</text:span><text:span text:style-name="T10">,</text:span></text:p>
            <text:p><text:span text:style-name="T9"><text:s text:c="15"/></text:span><text:span text:style-name="T12">6</text:span><text:span text:style-name="T9"> <text:s text:c="6"/></text:span><text:span text:style-name="T10">:</text:span><text:span text:style-name="T9"> </text:span><text:span text:style-name="T13">"tone"</text:span><text:span text:style-name="T10">,</text:span></text:p>
            <text:p><text:span text:style-name="T9"><text:s text:c="15"/></text:span><text:span text:style-name="T12">7</text:span><text:span text:style-name="T9"> <text:s text:c="6"/></text:span><text:span text:style-name="T10">:</text:span><text:span text:style-name="T9"> </text:span><text:span text:style-name="T13">"noseHeater_PWM"</text:span><text:span text:style-name="T10">,</text:span></text:p>
            <text:p><text:span text:style-name="T9"><text:s text:c="15"/></text:span><text:span text:style-name="T12">8</text:span><text:span text:style-name="T9"> <text:s text:c="6"/></text:span><text:span text:style-name="T10">:</text:span><text:span text:style-name="T9"> </text:span><text:span text:style-name="T13">"noseMax"</text:span><text:span text:style-name="T10">,</text:span></text:p>
            <text:p><text:span text:style-name="T9"><text:s text:c="15"/></text:span><text:span text:style-name="T12">9</text:span><text:span text:style-name="T9"> <text:s text:c="6"/></text:span><text:span text:style-name="T10">:</text:span><text:span text:style-name="T9"> </text:span><text:span text:style-name="T13">"noseMin"</text:span><text:span text:style-name="T10">,</text:span></text:p>
            <text:p><text:span text:style-name="T9"><text:s text:c="15"/></text:span><text:span text:style-name="T12">10</text:span><text:span text:style-name="T9"> <text:s text:c="5"/></text:span><text:span text:style-name="T10">:</text:span><text:span text:style-name="T9"> </text:span><text:span text:style-name="T13">"distMax"</text:span><text:span text:style-name="T10">,</text:span></text:p>
            <text:p><text:span text:style-name="T9"><text:s text:c="15"/></text:span><text:span text:style-name="T12">11</text:span><text:span text:style-name="T9"> <text:s text:c="5"/></text:span><text:span text:style-name="T10">:</text:span><text:span text:style-name="T9"> </text:span><text:span text:style-name="T13">"distMin"</text:span><text:span text:style-name="T10">,</text:span><text:span text:style-name="T9"> </text:span></text:p>
            <text:p><text:span text:style-name="T9"><text:s text:c="15"/></text:span><text:span text:style-name="T12">12</text:span><text:span text:style-name="T9"> <text:s text:c="5"/></text:span><text:span text:style-name="T10">:</text:span><text:span text:style-name="T9"> </text:span><text:span text:style-name="T13">"batteryMax"</text:span><text:span text:style-name="T10">,</text:span><text:span text:style-name="T9"> </text:span></text:p>
            <text:p><text:span text:style-name="T9"><text:s text:c="15"/></text:span><text:span text:style-name="T12">13</text:span><text:span text:style-name="T9"> <text:s text:c="5"/></text:span><text:span text:style-name="T10">:</text:span><text:span text:style-name="T9"> </text:span><text:span text:style-name="T13">"batteryMin"</text:span><text:span text:style-name="T10">,</text:span></text:p>
            <text:p><text:span text:style-name="T9"><text:s text:c="15"/></text:span><text:span text:style-name="T12">14</text:span><text:span text:style-name="T9"> <text:s text:c="5"/></text:span><text:span text:style-name="T10">:</text:span><text:span text:style-name="T9"> </text:span><text:span text:style-name="T13">"notone"</text:span><text:span text:style-name="T10">,</text:span></text:p>
            <text:p><text:span text:style-name="T9"><text:s text:c="15"/></text:span><text:span text:style-name="T12">15</text:span><text:span text:style-name="T9"> <text:s text:c="5"/></text:span><text:span text:style-name="T10">:</text:span><text:span text:style-name="T9"> </text:span><text:span text:style-name="T13">"delay"</text:span><text:span text:style-name="T10">,</text:span></text:p>
            <text:p><text:span text:style-name="T9"><text:s text:c="15"/></text:span><text:span text:style-name="T12">16</text:span><text:span text:style-name="T9"> <text:s text:c="5"/></text:span><text:span text:style-name="T10">:</text:span><text:span text:style-name="T9"> </text:span><text:span text:style-name="T13">"toneMs"</text:span><text:span text:style-name="T10">,</text:span></text:p>
            <text:p><text:span text:style-name="T9"><text:s text:c="15"/></text:span><text:span text:style-name="T12">17</text:span><text:span text:style-name="T9"> <text:s text:c="5"/></text:span><text:span text:style-name="T10">:</text:span><text:span text:style-name="T9"> </text:span><text:span text:style-name="T13">"humidity"</text:span><text:span text:style-name="T10">,</text:span><text:span text:style-name="T9"> <text:s text:c="3"/></text:span></text:p>
            <text:p><text:span text:style-name="T9"><text:s text:c="15"/></text:span><text:span text:style-name="T12">18</text:span><text:span text:style-name="T9"> <text:s text:c="5"/></text:span><text:span text:style-name="T10">:</text:span><text:span text:style-name="T9"> </text:span><text:span text:style-name="T13">"temperature"</text:span><text:span text:style-name="T10">,</text:span><text:span text:style-name="T9"> </text:span></text:p>
            <text:p><text:span text:style-name="T9"><text:s text:c="15"/></text:span><text:span text:style-name="T12">19</text:span><text:span text:style-name="T9"> <text:s text:c="5"/></text:span><text:span text:style-name="T10">:</text:span><text:span text:style-name="T9"> </text:span><text:span text:style-name="T13">"magnetometerX"</text:span><text:span text:style-name="T10">,</text:span></text:p>
            <text:p><text:span text:style-name="T9"><text:s text:c="15"/></text:span><text:span text:style-name="T12">20</text:span><text:span text:style-name="T9"> <text:s text:c="5"/></text:span><text:span text:style-name="T10">:</text:span><text:span text:style-name="T9"> </text:span><text:span text:style-name="T13">"magnetometerY"</text:span><text:span text:style-name="T10">,</text:span></text:p>
            <text:p><text:span text:style-name="T9"><text:s text:c="15"/></text:span><text:span text:style-name="T12">21</text:span><text:span text:style-name="T9"> <text:s text:c="5"/></text:span><text:span text:style-name="T10">:</text:span><text:span text:style-name="T9"> </text:span><text:span text:style-name="T13">"magnetometerZ"</text:span><text:span text:style-name="T10">,</text:span></text:p>
            <text:p><text:span text:style-name="T9"><text:s text:c="15"/></text:span><text:span text:style-name="T12">22</text:span><text:span text:style-name="T9"> <text:s text:c="5"/></text:span><text:span text:style-name="T10">:</text:span><text:span text:style-name="T9"> </text:span><text:span text:style-name="T13">"button"</text:span><text:span text:style-name="T10">,</text:span><text:span text:style-name="T9"> <text:s text:c="5"/></text:span></text:p>
            <text:p><text:span text:style-name="T9"><text:s text:c="15"/></text:span><text:span text:style-name="T12">23</text:span><text:span text:style-name="T9"> <text:s text:c="5"/></text:span><text:span text:style-name="T10">:</text:span><text:span text:style-name="T9"> </text:span><text:span text:style-name="T13">"sampletime"</text:span><text:span text:style-name="T11">}</text:span></text:p>
            <text:p><text:span text:style-name="T14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CMU Typewriter Text" svg:font-family="'CMU Typewriter Text'" style:font-family-generic="modern" style:font-pitch="fixed"/>
    <style:font-face style:name="CMU Concrete" svg:font-family="'CMU Concrete'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Saura</meta:initial-creator>
    <meta:creation-date>2014-07-19T11:22:36.730124208</meta:creation-date>
    <dc:date>2014-07-19T11:24:40.972528493</dc:date>
    <dc:creator>Carlos Saura</dc:creator>
    <meta:editing-duration>P0D</meta:editing-duration>
    <meta:editing-cycles>1</meta:editing-cycles>
    <meta:document-statistic meta:object-count="3"/>
    <meta:generator>LibreOffice/4.2.4.2$Linux_X86_64 LibreOffice_project/420$Build-2</meta:generator>
  </office:meta>
</office:document-meta>
</file>